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4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3076in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text-properties fo:font-size="11pt" officeooo:rsid="0013e7ce" officeooo:paragraph-rsid="0013e7ce" style:font-size-asian="11pt" style:font-size-complex="11pt"/>
    </style:style>
    <style:style style:name="P3" style:family="paragraph" style:parent-style-name="Table_20_Contents">
      <style:text-properties fo:font-size="11pt" officeooo:rsid="0013e7ce" officeooo:paragraph-rsid="0014acfa" style:font-size-asian="11pt" style:font-size-complex="11pt"/>
    </style:style>
    <style:style style:name="P4" style:family="paragraph" style:parent-style-name="Table_20_Contents">
      <style:text-properties fo:font-size="11pt" officeooo:rsid="0017c16a" officeooo:paragraph-rsid="0017c16a" style:font-size-asian="11pt" style:font-size-complex="11pt"/>
    </style:style>
    <style:style style:name="P5" style:family="paragraph" style:parent-style-name="Table_20_Contents">
      <style:text-properties fo:font-size="11pt" officeooo:rsid="00197d92" officeooo:paragraph-rsid="00197d92" style:font-size-asian="11pt" style:font-size-complex="11pt"/>
    </style:style>
    <style:style style:name="P6" style:family="paragraph" style:parent-style-name="Table_20_Contents">
      <style:text-properties fo:font-size="11pt" officeooo:rsid="001b3801" officeooo:paragraph-rsid="001b3801" style:font-size-asian="11pt" style:font-size-complex="11pt"/>
    </style:style>
    <style:style style:name="P7" style:family="paragraph" style:parent-style-name="Table_20_Contents">
      <style:text-properties fo:font-size="11pt" officeooo:rsid="001b3801" officeooo:paragraph-rsid="001cc4d2" style:font-size-asian="11pt" style:font-size-complex="11pt"/>
    </style:style>
    <style:style style:name="P8" style:family="paragraph" style:parent-style-name="Table_20_Contents">
      <style:text-properties fo:font-size="11pt" officeooo:rsid="001e0431" officeooo:paragraph-rsid="001e0431" style:font-size-asian="11pt" style:font-size-complex="11pt"/>
    </style:style>
    <style:style style:name="P9" style:family="paragraph" style:parent-style-name="Table_20_Contents">
      <style:text-properties fo:font-size="11pt" officeooo:rsid="001e0431" officeooo:paragraph-rsid="001e7784" style:font-size-asian="11pt" style:font-size-complex="11pt"/>
    </style:style>
    <style:style style:name="P10" style:family="paragraph" style:parent-style-name="Table_20_Contents">
      <style:text-properties fo:font-size="11pt" officeooo:rsid="001e7784" officeooo:paragraph-rsid="001e7784" style:font-size-asian="11pt" style:font-size-complex="11pt"/>
    </style:style>
    <style:style style:name="P11" style:family="paragraph" style:parent-style-name="Table_20_Contents">
      <style:text-properties fo:font-size="11pt" officeooo:rsid="0022ddc6" officeooo:paragraph-rsid="0022ddc6" style:font-size-asian="11pt" style:font-size-complex="11pt"/>
    </style:style>
    <style:style style:name="P12" style:family="paragraph" style:parent-style-name="Table_20_Contents">
      <style:text-properties fo:font-size="11pt" officeooo:rsid="0022ddc6" officeooo:paragraph-rsid="0024657d" style:font-size-asian="11pt" style:font-size-complex="11pt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Standard">
      <style:text-properties fo:font-size="11pt" officeooo:rsid="0027b675" officeooo:paragraph-rsid="0027b675" style:font-size-asian="11pt" style:font-size-complex="11pt"/>
    </style:style>
    <style:style style:name="P15" style:family="paragraph" style:parent-style-name="Standard">
      <style:text-properties fo:font-size="11pt" officeooo:rsid="002855e6" officeooo:paragraph-rsid="002855e6" style:font-size-asian="11pt" style:font-size-complex="11pt"/>
    </style:style>
    <style:style style:name="P16" style:family="paragraph" style:parent-style-name="Standard">
      <style:text-properties fo:font-size="11pt" officeooo:rsid="002855e6" officeooo:paragraph-rsid="002855e6" style:font-size-asian="11pt" style:font-size-complex="11pt"/>
    </style:style>
    <style:style style:name="P17" style:family="paragraph" style:parent-style-name="Standard">
      <style:text-properties fo:font-size="11pt" officeooo:rsid="002a400b" officeooo:paragraph-rsid="002a400b" style:font-size-asian="11pt" style:font-size-complex="11pt"/>
    </style:style>
    <style:style style:name="P18" style:family="paragraph" style:parent-style-name="Standard">
      <style:text-properties fo:font-size="11pt" officeooo:rsid="0027b675" officeooo:paragraph-rsid="0027b675" style:font-size-asian="11pt" style:font-size-complex="11pt"/>
    </style:style>
    <style:style style:name="P19" style:family="paragraph" style:parent-style-name="Standard">
      <style:text-properties fo:font-size="11pt" officeooo:rsid="002c730a" officeooo:paragraph-rsid="002c730a" style:font-size-asian="11pt" style:font-size-complex="11pt"/>
    </style:style>
    <style:style style:name="P20" style:family="paragraph" style:parent-style-name="Table_20_Contents">
      <style:text-properties fo:font-size="11pt" officeooo:rsid="002c22e1" officeooo:paragraph-rsid="002c22e1" style:font-size-asian="11pt" style:font-size-complex="11pt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font-size="12pt"/>
    </style:style>
    <style:style style:name="T1" style:family="text">
      <style:text-properties officeooo:rsid="0017c16a"/>
    </style:style>
    <style:style style:name="T2" style:family="text">
      <style:text-properties style:text-position="super 58%"/>
    </style:style>
    <style:style style:name="T3" style:family="text">
      <style:text-properties officeooo:rsid="00265193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Training Data Quantity </text:p>
          </table:table-cell>
          <table:table-cell table:style-name="Table1.A1" office:value-type="string">
            <text:p text:style-name="P2">Target</text:p>
          </table:table-cell>
          <table:table-cell table:style-name="Table1.C1" office:value-type="string">
            <text:p text:style-name="P2">Output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3">0, </text:p>
            <text:p text:style-name="P3">1, </text:p>
            <text:p text:style-name="P3">0</text:p>
          </table:table-cell>
          <table:table-cell table:style-name="Table1.C2" office:value-type="string">
            <text:p text:style-name="P4">[[ 0.35459645]</text:p>
            <text:p text:style-name="P4"><text:s/>[ 0.336556 <text:s/>]</text:p>
            <text:p text:style-name="P4"><text:s/>[ 0.25498882]]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3">0, </text:p>
            <text:p text:style-name="P3">1, </text:p>
            <text:p text:style-name="P3">0, </text:p>
            <text:p text:style-name="P3">0, </text:p>
            <text:p text:style-name="P3">0</text:p>
          </table:table-cell>
          <table:table-cell table:style-name="Table1.C2" office:value-type="string">
            <text:p text:style-name="P4">[[ 0.27678639]</text:p>
            <text:p text:style-name="P4"><text:s/>[ 0.26124216]</text:p>
            <text:p text:style-name="P4"><text:s/>[ 0.18005415]</text:p>
            <text:p text:style-name="P4"><text:s/>[ 0.12776487]</text:p>
            <text:p text:style-name="P4"><text:s/>[ 0.12775932]]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3">0, </text:p>
            <text:p text:style-name="P3">1, </text:p>
            <text:p text:style-name="P3">0, </text:p>
            <text:p text:style-name="P3">0,</text:p>
            <text:p text:style-name="P3">0, </text:p>
            <text:p text:style-name="P3"><text:span text:style-name="T1">1</text:span>, </text:p>
            <text:p text:style-name="P4">0</text:p>
          </table:table-cell>
          <table:table-cell table:style-name="Table1.C2" office:value-type="string">
            <text:p text:style-name="P5">[[ 0.00910504]</text:p>
            <text:p text:style-name="P5"><text:s/>[ 0.98142449]</text:p>
            <text:p text:style-name="P5"><text:s/>[ 0.50039649]</text:p>
            <text:p text:style-name="P5"><text:s/>[ 0.5 <text:s text:c="6"/>]</text:p>
            <text:p text:style-name="P5"><text:s/>[ 0.5 <text:s text:c="6"/>]</text:p>
            <text:p text:style-name="P5"><text:s/>[ 0.50012464]</text:p>
            <text:p text:style-name="P5"><text:s/>[ 0.5 <text:s text:c="6"/>]]</text:p>
          </table:table-cell>
        </table:table-row>
        <table:table-row>
          <table:table-cell table:style-name="Table1.A2" office:value-type="string">
            <text:p text:style-name="P6"><draw:line text:anchor-type="paragraph" draw:z-index="0" draw:name="Shape2" draw:style-name="gr1" draw:text-style-name="P21" svg:x1="1.9126in" svg:y1="-0.0217in" svg:x2="1.9126in" svg:y2="1.4157in"><text:p/></draw:line><draw:line text:anchor-type="paragraph" draw:z-index="1" draw:name="Shape2" draw:style-name="gr1" draw:text-style-name="P21" svg:x1="2.2457in" svg:y1="-0.0319in" svg:x2="2.2457in" svg:y2="1.4055in"><text:p/></draw:line>17</text:p>
          </table:table-cell>
          <table:table-cell table:style-name="Table1.A2" office:value-type="string">
            <text:p text:style-name="P6">0, <text:s text:c="4"/>1, <text:s text:c="4"/>1</text:p>
            <text:p text:style-name="P6">1, <text:s text:c="4"/>1,</text:p>
            <text:p text:style-name="P6">0, <text:s text:c="4"/>0,</text:p>
            <text:p text:style-name="P6">0, <text:s text:c="4"/>1,</text:p>
            <text:p text:style-name="P6">0, <text:s text:c="4"/>1,</text:p>
            <text:p text:style-name="P6">1, <text:s text:c="4"/>1,</text:p>
            <text:p text:style-name="P6">0, <text:s text:c="4"/>1,</text:p>
            <text:p text:style-name="P6">0, <text:s text:c="4"/>1, </text:p>
          </table:table-cell>
          <table:table-cell table:style-name="Table1.C2" office:value-type="string">
            <text:p text:style-name="P7">[[ 0.54110207] <text:s text:c="4"/>[ 0.58165237] <text:s text:c="4"/>[ 0.58165237]</text:p>
            <text:p text:style-name="P6"><text:s/>[ 0.98245483] <text:s text:c="4"/>[ 0.58165237]</text:p>
            <text:p text:style-name="P6"><text:s/>[ 0.58189741] <text:s text:c="4"/>[ 0.58165237]</text:p>
            <text:p text:style-name="P6"><text:s/>[ 0.58165237] <text:s text:c="4"/>[ 0.58165237]</text:p>
            <text:p text:style-name="P6"><text:s/>[ 0.58165237] <text:s text:c="4"/>[ 0.58165237]</text:p>
            <text:p text:style-name="P6"><text:s/>[ 0.58172542] <text:s text:c="4"/>[ 0.58165237]</text:p>
            <text:p text:style-name="P6"><text:s/>[ 0.58165237] <text:s text:c="4"/>[ 0.58165237]</text:p>
            <text:p text:style-name="P6"><text:s/>[ 0.58165237] <text:s text:c="5"/>[ 0.58165237]]</text:p>
          </table:table-cell>
        </table:table-row>
        <table:table-row>
          <table:table-cell table:style-name="Table1.A2" office:value-type="string">
            <text:p text:style-name="P8"><draw:line text:anchor-type="paragraph" draw:z-index="2" draw:name="Shape2" draw:style-name="gr1" draw:text-style-name="P22" svg:x1="1.9126in" svg:y1="-0.0043in" svg:x2="1.9126in" svg:y2="1.4346in"><text:p/></draw:line><draw:line text:anchor-type="paragraph" draw:z-index="3" draw:name="Shape2" draw:style-name="gr1" draw:text-style-name="P21" svg:x1="2.2457in" svg:y1="-0.011in" svg:x2="2.2457in" svg:y2="1.4264in"><text:p/></draw:line>17 (2<text:span text:style-name="T2">nd</text:span> hidden layer added)</text:p>
          </table:table-cell>
          <table:table-cell table:style-name="Table1.A2" office:value-type="string">
            <text:p text:style-name="P6">0, <text:s text:c="4"/>1, <text:s text:c="4"/>1</text:p>
            <text:p text:style-name="P6">1, <text:s text:c="4"/>1,</text:p>
            <text:p text:style-name="P6">0, <text:s text:c="4"/>0,</text:p>
            <text:p text:style-name="P6">0, <text:s text:c="4"/>1,</text:p>
            <text:p text:style-name="P6">0, <text:s text:c="4"/>1,</text:p>
            <text:p text:style-name="P6">1, <text:s text:c="4"/>1,</text:p>
            <text:p text:style-name="P6">0, <text:s text:c="4"/>1,</text:p>
            <text:p text:style-name="P6">0, <text:s text:c="4"/>1, </text:p>
          </table:table-cell>
          <table:table-cell table:style-name="Table1.C2" office:value-type="string">
            <text:p text:style-name="P9">[[ 0.08733659] <text:s text:c="4"/>[ 0.7311623 ] <text:s text:c="4"/>[ 0.7311623 ]]</text:p>
            <text:p text:style-name="P8"><text:s/>[ 0.80899132] <text:s text:c="4"/>[ 0.7311623 ]</text:p>
            <text:p text:style-name="P9"><text:s/>[ 0.73142942] <text:s text:c="4"/>[ 0.7311623 ]</text:p>
            <text:p text:style-name="P9"><text:s/>[ 0.7311623 ] <text:s text:c="5"/>[ 0.7311623 ]</text:p>
            <text:p text:style-name="P9"><text:s/>[ 0.7311623 ] <text:s text:c="5"/>[ 0.7311623 ]</text:p>
            <text:p text:style-name="P9"><text:s/>[ 0.73125347] <text:s text:c="4"/>[ 0.7311623 ]</text:p>
            <text:p text:style-name="P9"><text:s/>[ 0.7311623 ] <text:s text:c="5"/>[ 0.7311623 ]</text:p>
            <text:p text:style-name="P9"><text:s/>[ 0.7311623 ] <text:s text:c="5"/>[ 0.7311623 ]</text:p>
          </table:table-cell>
        </table:table-row>
        <table:table-row>
          <table:table-cell table:style-name="Table1.A2" office:value-type="string">
            <text:p text:style-name="P10"><draw:line text:anchor-type="paragraph" draw:z-index="5" draw:name="Shape2" draw:style-name="gr1" draw:text-style-name="P22" svg:x1="2.2457in" svg:y1="-0.0567in" svg:x2="2.2457in" svg:y2="1.3819in"><text:p/></draw:line><draw:line text:anchor-type="paragraph" draw:z-index="4" draw:name="Shape2" draw:style-name="gr1" draw:text-style-name="P22" svg:x1="1.9126in" svg:y1="-0.048in" svg:x2="1.9126in" svg:y2="1.3909in"><text:p/></draw:line>17 (epochs increased from 100k to 500k)</text:p>
          </table:table-cell>
          <table:table-cell table:style-name="Table1.A2" office:value-type="string">
            <text:p text:style-name="P6">0, <text:s text:c="4"/>1, <text:s text:c="4"/>1</text:p>
            <text:p text:style-name="P6">1, <text:s text:c="4"/>1,</text:p>
            <text:p text:style-name="P6">0, <text:s text:c="4"/>0,</text:p>
            <text:p text:style-name="P6">0, <text:s text:c="4"/>1,</text:p>
            <text:p text:style-name="P6">0, <text:s text:c="4"/>1,</text:p>
            <text:p text:style-name="P6">1, <text:s text:c="4"/>1,</text:p>
            <text:p text:style-name="P6">0, <text:s text:c="4"/>1,</text:p>
            <text:p text:style-name="P6">0, <text:s text:c="4"/>1, </text:p>
          </table:table-cell>
          <table:table-cell table:style-name="Table1.C2" office:value-type="string">
            <text:p text:style-name="P10">[[ 0.02150031] <text:s text:c="4"/>[ 0.60914364] <text:s text:c="4"/>[ 0.60914364]]</text:p>
            <text:p text:style-name="P10"><text:s/>[ 0.98800937] <text:s text:c="4"/>[ 0.60914364]</text:p>
            <text:p text:style-name="P10"><text:s/>[ 0.60919601] <text:s text:c="4"/>[ 0.60914364]</text:p>
            <text:p text:style-name="P10"><text:s/>[ 0.60914364] <text:s text:c="4"/>[ 0.60914364]</text:p>
            <text:p text:style-name="P10"><text:s/>[ 0.60914364] <text:s text:c="4"/>[ 0.60914364]</text:p>
            <text:p text:style-name="P10"><text:s/>[ 0.60915613] <text:s text:c="4"/>[ 0.60914364]</text:p>
            <text:p text:style-name="P10"><text:s/>[ 0.60914364] <text:s text:c="4"/>[ 0.60914364]</text:p>
            <text:p text:style-name="P10"><text:s/>[ 0.60914364] <text:s text:c="4"/>[ 0.60914364]</text:p>
          </table:table-cell>
        </table:table-row>
        <table:table-row table:style-name="Table1.8">
          <table:table-cell table:style-name="Table1.A2" office:value-type="string">
            <text:p text:style-name="P12">17 (<text:span text:style-name="T3">using a tensor of 4 dimensions instead of a vector)</text:span></text:p>
          </table:table-cell>
          <table:table-cell table:style-name="Table1.A2" office:value-type="string">
            <text:p text:style-name="P6">0, <text:s text:c="4"/>1, <text:s text:c="4"/>1</text:p>
            <text:p text:style-name="P6">1, <text:s text:c="4"/>1,</text:p>
            <text:p text:style-name="P6">0, <text:s text:c="4"/>0,</text:p>
            <text:p text:style-name="P6">0, <text:s text:c="4"/>1,</text:p>
            <text:p text:style-name="P6">0, <text:s text:c="4"/>1,</text:p>
            <text:p text:style-name="P6">1, <text:s text:c="4"/>1,</text:p>
            <text:p text:style-name="P6">0, <text:s text:c="4"/>1,</text:p>
            <text:p text:style-name="P6">0, <text:s text:c="4"/>1, </text:p>
          </table:table-cell>
          <table:table-cell table:style-name="Table1.C2" office:value-type="string">
            <text:p text:style-name="P20">[[ <text:s/>7.48787188e-04] <text:s text:c="4"/>[ <text:s/>9.99606042e-01] <text:s text:c="4"/>[ <text:s/>9.99574365e-01]]</text:p>
            <text:p text:style-name="P20"><text:s/>[ <text:s/>9.99592321e-01] <text:s text:c="4"/>[ <text:s/>9.99606042e-01]</text:p>
            <text:p text:style-name="P20"><text:s/>[ <text:s/>2.10589137e-04] <text:s text:c="4"/>[ <text:s/>5.56199362e-05]</text:p>
            <text:p text:style-name="P20"><text:s/>[ <text:s/>1.64826654e-04] <text:s text:c="4"/>[ <text:s/>9.99594934e-01]</text:p>
            <text:p text:style-name="P20"><text:s/>[ <text:s/>2.31743973e-04] <text:s text:c="4"/>[ <text:s/>9.99603184e-01]</text:p>
            <text:p text:style-name="P20"><text:s/>[ <text:s/>9.99595798e-01] <text:s text:c="4"/>[ <text:s/>9.99574365e-01]</text:p>
            <text:p text:style-name="P20"><text:s/>[ <text:s/>6.25094783e-05] <text:s text:c="4"/>[ <text:s/>9.99574365e-01]</text:p>
            <text:p text:style-name="P20"><text:s/>[ <text:s/>7.81033097e-05] <text:s text:c="4"/>[ <text:s/>9.99574365e-01]</text:p>
          </table:table-cell>
        </table:table-row>
      </table:table>
      <text:p text:style-name="P13"/>
      <text:p text:style-name="P14"/>
      <text:p text:style-name="P19"><text:soft-page-break/>import numpy as np</text:p>
      <text:p text:style-name="P19"/>
      <text:p text:style-name="P19">x = np.array([</text:p>
      <text:p text:style-name="P19"><text:s text:c="4"/>[0,0,0,0],</text:p>
      <text:p text:style-name="P19"><text:s text:c="4"/>[0,0,0,1],</text:p>
      <text:p text:style-name="P19"><text:s text:c="4"/>[0,0,1,0],</text:p>
      <text:p text:style-name="P19"><text:s text:c="4"/>[0,1,0,0],</text:p>
      <text:p text:style-name="P19"><text:s text:c="4"/>[1,0,0,0],</text:p>
      <text:p text:style-name="P19"><text:s text:c="4"/>[0,0,1,1],</text:p>
      <text:p text:style-name="P19"><text:s text:c="4"/>[0,1,1,0],</text:p>
      <text:p text:style-name="P19"><text:s text:c="4"/>[1,1,0,0],</text:p>
      <text:p text:style-name="P19"><text:s text:c="4"/>[1,0,0,1],</text:p>
      <text:p text:style-name="P19"><text:s text:c="4"/>[1,0,0,1],</text:p>
      <text:p text:style-name="P19"><text:s text:c="4"/>[1,1,1,0],</text:p>
      <text:p text:style-name="P19"><text:s text:c="4"/>[1,1,0,1],</text:p>
      <text:p text:style-name="P19"><text:s text:c="4"/>[1,0,1,1],</text:p>
      <text:p text:style-name="P19"><text:s text:c="4"/>[1,1,1,1],</text:p>
      <text:p text:style-name="P19"><text:s text:c="4"/>[1,1,1,1],</text:p>
      <text:p text:style-name="P19"><text:s text:c="4"/>[1,1,1,1],</text:p>
      <text:p text:style-name="P19"><text:s text:c="4"/>[1,1,1,1]</text:p>
      <text:p text:style-name="P19"><text:s text:c="4"/>])</text:p>
      <text:p text:style-name="P19"/>
      <text:p text:style-name="P19"/>
      <text:p text:style-name="P19">y = np.array([</text:p>
      <text:p text:style-name="P19"><text:s text:c="4"/>[0, 1, 0, 0, 0, 1, 0, 0, 1, 1, 0, 1, 1, 1, 1, 1, 1]</text:p>
      <text:p text:style-name="P19"><text:s text:c="4"/>]).T</text:p>
      <text:p text:style-name="P19"/>
      <text:p text:style-name="P19">w = np.random.random((4, 6)) </text:p>
      <text:p text:style-name="P19">w2 = np.random.random((6, 6)) </text:p>
      <text:p text:style-name="P19">w3 = np.random.random((6, 1))</text:p>
      <text:p text:style-name="P19"/>
      <text:p text:style-name="P19">for j in xrange(500000):</text:p>
      <text:p text:style-name="P19"><text:s text:c="4"/>a2 = 1/(1 + np.exp(-( (np.dot(x, w) + 1) )))</text:p>
      <text:p text:style-name="P19"><text:s text:c="4"/>a3 = 1/(1 + np.exp(-( (np.dot(a2, w2) + 1) )))</text:p>
      <text:p text:style-name="P19"><text:s text:c="4"/>a4 = 1/(1 + np.exp(-(np.dot(a3, w3) + 1)))</text:p>
      <text:p text:style-name="P19"><text:s text:c="4"/></text:p>
      <text:p text:style-name="P19"><text:s text:c="4"/>a4delta = (y - a4) * (a4 * (1 - a4))</text:p>
      <text:p text:style-name="P19"><text:s text:c="4"/>a3delta = a4delta.dot(w3.T) * (a3 * (1 - a3))</text:p>
      <text:p text:style-name="P19"><text:s text:c="4"/>a2delta = a3delta.dot(w2.T) * (a2 * (1 - a2))</text:p>
      <text:p text:style-name="P19"/>
      <text:p text:style-name="P19"><text:s text:c="4"/>w3 += a3.T.dot(a4delta)</text:p>
      <text:p text:style-name="P19"><text:s text:c="4"/>w2 += a2.T.dot(a3delta)</text:p>
      <text:p text:style-name="P19"><text:s text:c="4"/>w += x.T.dot(a2delta)</text:p>
      <text:p text:style-name="P19"><text:s text:c="4"/></text:p>
      <text:p text:style-name="P19">print(a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21:22:56.643993902</meta:creation-date>
    <dc:date>2017-08-05T21:42:04.641477186</dc:date>
    <meta:editing-duration>PT2H8M54S</meta:editing-duration>
    <meta:editing-cycles>11</meta:editing-cycles>
    <meta:generator>LibreOffice/5.1.6.2$Linux_X86_64 LibreOffice_project/10m0$Build-2</meta:generator>
    <meta:document-statistic meta:table-count="1" meta:image-count="0" meta:object-count="0" meta:page-count="2" meta:paragraph-count="143" meta:word-count="427" meta:character-count="2760" meta:non-whitespace-character-count="1963"/>
  </office:meta>
</office:document-meta>
</file>